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1db74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6pt" fo:font-weight="normal" officeooo:paragraph-rsid="00142262" style:font-size-asian="16pt" style:font-weight-asian="normal" style:font-size-complex="16pt" style:font-weight-complex="normal"/>
    </style:style>
    <style:style style:name="P4" style:family="paragraph" style:parent-style-name="Heading_20_1">
      <style:text-properties fo:font-size="24pt" fo:font-weight="normal" officeooo:paragraph-rsid="00142262" style:font-size-asian="24pt" style:font-weight-asian="normal" style:font-size-complex="24pt" style:font-weight-complex="normal"/>
    </style:style>
    <style:style style:name="P5" style:family="paragraph" style:parent-style-name="Text_20_body">
      <style:text-properties fo:font-size="24pt" fo:font-weight="normal" officeooo:paragraph-rsid="00142262" style:font-size-asian="24pt" style:font-weight-asian="normal" style:font-size-complex="24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size="32pt" officeooo:paragraph-rsid="001254aa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b74"/>
    </style:style>
    <style:style style:name="T3" style:family="text">
      <style:text-properties style:text-underline-style="solid" style:text-underline-width="auto" style:text-underline-color="font-color" officeooo:rsid="001254aa"/>
    </style:style>
    <style:style style:name="T4" style:family="text">
      <style:text-properties officeooo:rsid="001254aa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Eligibility</text:span>.</text:h>
      <text:section text:style-name="Sect1" text:name="leaf-statute-body">
        <text:h text:style-name="P1" text:outline-level="2"><text:bookmark text:name="collection_name"/><text:span text:style-name="T1">Texas Election Code</text:span>, <text:span text:style-name="T2">Title 11, </text:span><text:bookmark text:name="number_and_name"/><text:span text:style-name="T1">Sec</text:span><text:span text:style-name="T2">tion</text:span><text:span text:style-name="T1"> 19</text:span><text:span text:style-name="T3">2</text:span><text:span text:style-name="T1">.002</text:span>. </text:h>
        <text:p text:style-name="P2">https://texas.public.law/statutes/tex._election_code_section_191.002<text:bookmark text:name="number_and_name1"/><text:bookmark text:name="collection_name1"/><text:line-break/><text:line-break/></text:p>
        <text:h text:style-name="P4" text:outline-level="1"><text:bookmark text:name="leaf-statute-body"/>(a) <text:tab/>To be eligible <text:span text:style-name="T1">to serve as a presidential elector</text:span>, <text:span text:style-name="T1">a person must</text:span>: </text:h>
        <text:p text:style-name="P5"/>
        <text:p text:style-name="P5"><text:span text:style-name="T4"><text:tab/>(1)<text:tab/></text:span><text:span text:style-name="T1">be</text:span> <text:span text:style-name="T1">a qualified voter</text:span> of this state; and </text:p>
        <text:p text:style-name="P5"><text:span text:style-name="T4"><text:tab/>(2)<text:tab/></text:span><text:span text:style-name="T1">not hold the office of</text:span> United States senator, United States representative, or <text:span text:style-name="T1">any other federal office of profit or trust</text:span>. </text:p>
        <text:p text:style-name="P3"><text:span text:style-name="T4"><text:line-break/>~~~<text:line-break/><text:tab/>(b)<text:tab/></text:span>To be eligible to serve as a presidential elector <text:span text:style-name="T1">for a political party</text:span>, a person must be affiliated with the party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1:31:26.336973896</dc:date>
    <dc:creator>Charles Stewart</dc:creator>
    <meta:editing-duration>PT20M</meta:editing-duration>
    <meta:editing-cycles>5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7" meta:word-count="75" meta:character-count="501" meta:non-whitespace-character-count="422"/>
  </office:meta>
</office:document-meta>
</file>